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76pt"/>
    </style:style>
    <style:style style:name="co3" style:family="table-column">
      <style:table-column-properties fo:break-before="auto" style:column-width="117.89pt"/>
    </style:style>
    <style:style style:name="co4" style:family="table-column">
      <style:table-column-properties fo:break-before="auto" style:column-width="119.31pt"/>
    </style:style>
    <style:style style:name="co5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6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 style:data-style-name="N0">
      <style:table-cell-properties fo:wrap-option="no-wrap"/>
    </style:style>
    <style:style style:name="ce2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wrap-option="no-wrap"/>
    </style:style>
    <style:style style:name="ce16" style:family="table-cell" style:parent-style-name="Default">
      <style:table-cell-properties fo:wrap-option="no-wrap"/>
    </style:style>
    <style:style style:name="ce17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DBG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3" table:default-cell-style-name="ce6"/>
        <table:table-column table:style-name="co1" table:visibility="collapse" table:number-columns-repeated="2" table:default-cell-style-name="Default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8" office:value-type="string" calcext:value-type="string" table:number-columns-spanned="7" table:number-rows-spanned="1">
            <text:p>Peripheral Assignments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  <table:table-cell table:style-name="ce14" office:value-type="string" calcext:value-type="string">
            <text:p>I2C</text:p>
          </table:table-cell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UAR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7"/>
          <table:table-cell office:value-type="string" calcext:value-type="string">
            <text:p>UART_T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7"/>
          <table:table-cell office:value-type="string" calcext:value-type="string">
            <text:p>UART_RX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3"/>
          <table:table-cell office:value-type="string" calcext:value-type="string">
            <text:p>P_GOOD_R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6"/>
          <table:table-cell office:value-type="string" calcext:value-type="string">
            <text:p>SPI_MISO_R</text:p>
          </table:table-cell>
          <table:table-cell/>
          <table:table-cell table:style-name="ce14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6"/>
          <table:table-cell table:style-name="ce6"/>
          <table:table-cell table:number-columns-repeated="2"/>
          <table:table-cell table:style-name="ce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6"/>
          <table:table-cell office:value-type="string" calcext:value-type="string">
            <text:p>SPI_MOSI_R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6"/>
          <table:table-cell table:style-name="ce6" office:value-type="string" calcext:value-type="string">
            <text:p>SPI_SCK_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0TX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0RX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1_STBY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/>
          <table:table-cell office:value-type="string" calcext:value-type="string">
            <text:p>CAN1TX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/>
          <table:table-cell office:value-type="string" calcext:value-type="string">
            <text:p>CAN1RX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 table:number-rows-repeated="104853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IO-001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row table:style-name="ro2">
          <table:table-cell table:number-columns-repeated="23"/>
        </table:table-row>
        <table:table-row table:style-name="ro2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7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0T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0RX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1_STBY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/>
          <table:table-cell office:value-type="string" calcext:value-type="string">
            <text:p>CAN1T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/>
          <table:table-cell office:value-type="string" calcext:value-type="string">
            <text:p>CAN1R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</table:table>
      <table:table table:name="CPU-001" table:style-name="ta1">
        <table:table-column table:style-name="co1" table:default-cell-style-name="ce1"/>
        <table:table-column table:style-name="co1" table:visibility="collapse" table:number-columns-repeated="4" table:default-cell-style-name="ce16"/>
        <table:table-column table:style-name="co1" table:default-cell-style-name="ce16"/>
        <table:table-column table:style-name="co1" table:visibility="collapse" table:default-cell-style-name="ce16"/>
        <table:table-column table:style-name="co1" table:default-cell-style-name="ce16"/>
        <table:table-column table:style-name="co1" table:visibility="collapse" table:default-cell-style-name="ce16"/>
        <table:table-column table:style-name="co1" table:default-cell-style-name="ce16"/>
        <table:table-column table:style-name="co1" table:visibility="collapse" table:default-cell-style-name="ce16"/>
        <table:table-column table:style-name="co1" table:default-cell-style-name="ce16"/>
        <table:table-column table:style-name="co1" table:visibility="collapse" table:default-cell-style-name="ce16"/>
        <table:table-column table:style-name="co1" table:default-cell-style-name="ce16"/>
        <table:table-column table:style-name="co1" table:visibility="collapse" table:default-cell-style-name="ce16"/>
        <table:table-column table:style-name="co1" table:default-cell-style-name="ce16"/>
        <table:table-column table:style-name="co1" table:visibility="collapse" table:number-columns-repeated="2" table:default-cell-style-name="ce16"/>
        <table:table-column table:style-name="co1" table:number-columns-repeated="1005" table:default-cell-style-name="ce16"/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U1 ATSAMV71Q19B</text:p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office:value-type="string" calcext:value-type="string">
            <text:p>LQFP Pin</text:p>
          </table:table-cell>
          <table:table-cell table:style-name="ce17" office:value-type="string" calcext:value-type="string">
            <text:p>LFBGA/ TFBGA Ball</text:p>
          </table:table-cell>
          <table:table-cell table:style-name="ce17" office:value-type="string" calcext:value-type="string">
            <text:p>UFBGA Ball</text:p>
          </table:table-cell>
          <table:table-cell table:style-name="ce17" office:value-type="string" calcext:value-type="string">
            <text:p>Power Rail</text:p>
          </table:table-cell>
          <table:table-cell table:style-name="ce17" office:value-type="string" calcext:value-type="string">
            <text:p>I/O Type</text:p>
          </table:table-cell>
          <table:table-cell table:style-name="ce17" office:value-type="string" calcext:value-type="string">
            <text:p>Primary</text:p>
          </table:table-cell>
          <table:table-cell table:style-name="ce17"/>
          <table:table-cell table:style-name="ce17" office:value-type="string" calcext:value-type="string">
            <text:p>Alternate</text:p>
          </table:table-cell>
          <table:table-cell table:style-name="ce17"/>
          <table:table-cell table:style-name="ce17" office:value-type="string" calcext:value-type="string">
            <text:p>PIO Peripheral A</text:p>
          </table:table-cell>
          <table:table-cell table:style-name="ce17"/>
          <table:table-cell table:style-name="ce17" office:value-type="string" calcext:value-type="string">
            <text:p>PIO Peripheral B</text:p>
          </table:table-cell>
          <table:table-cell table:style-name="ce17"/>
          <table:table-cell table:style-name="ce17" office:value-type="string" calcext:value-type="string">
            <text:p>PIO Peripheral C</text:p>
          </table:table-cell>
          <table:table-cell table:style-name="ce17"/>
          <table:table-cell table:style-name="ce17" office:value-type="string" calcext:value-type="string">
            <text:p>PIO Peripheral D</text:p>
          </table:table-cell>
          <table:table-cell table:style-name="ce17"/>
          <table:table-cell table:style-name="ce17" office:value-type="string" calcext:value-type="string">
            <text:p>Reset</text:p>
            <text:p>State</text:p>
          </table:table-cell>
          <table:table-cell table:style-name="ce17" table:number-columns-repeated="2"/>
          <table:table-cell table:style-name="ce12" office:value-type="string" calcext:value-type="string" table:number-columns-spanned="6" table:number-rows-spanned="1">
            <text:p>Peripheral Assignments</text:p>
          </table:table-cell>
          <table:covered-table-cell table:number-columns-repeated="2"/>
          <table:covered-table-cell table:number-columns-repeated="3" table:style-name="ce17"/>
          <table:table-cell table:style-name="ce17" table:number-columns-repeated="997"/>
        </table:table-row>
        <table:table-row table:style-name="ro1">
          <table:table-cell table:style-name="ce2"/>
          <table:table-cell table:style-name="ce17" table:number-columns-repeated="4"/>
          <table:table-cell table:style-name="ce17" office:value-type="string" calcext:value-type="string">
            <text:p>Signal</text:p>
          </table:table-cell>
          <table:table-cell table:style-name="ce17" office:value-type="string" calcext:value-type="string">
            <text:p>Dir</text:p>
          </table:table-cell>
          <table:table-cell table:style-name="ce17" office:value-type="string" calcext:value-type="string">
            <text:p>Signal</text:p>
          </table:table-cell>
          <table:table-cell table:style-name="ce17" office:value-type="string" calcext:value-type="string">
            <text:p>Dir</text:p>
          </table:table-cell>
          <table:table-cell table:style-name="ce17" office:value-type="string" calcext:value-type="string">
            <text:p>Signal</text:p>
          </table:table-cell>
          <table:table-cell table:style-name="ce17" office:value-type="string" calcext:value-type="string">
            <text:p>Dir</text:p>
          </table:table-cell>
          <table:table-cell table:style-name="ce17" office:value-type="string" calcext:value-type="string">
            <text:p>Signal</text:p>
          </table:table-cell>
          <table:table-cell table:style-name="ce17" office:value-type="string" calcext:value-type="string">
            <text:p>Dir</text:p>
          </table:table-cell>
          <table:table-cell table:style-name="ce17" office:value-type="string" calcext:value-type="string">
            <text:p>Signal</text:p>
          </table:table-cell>
          <table:table-cell table:style-name="ce17" office:value-type="string" calcext:value-type="string">
            <text:p>Dir</text:p>
          </table:table-cell>
          <table:table-cell table:style-name="ce17" office:value-type="string" calcext:value-type="string">
            <text:p>Signal</text:p>
          </table:table-cell>
          <table:table-cell table:style-name="ce17" office:value-type="string" calcext:value-type="string">
            <text:p>Dir</text:p>
          </table:table-cell>
          <table:table-cell table:style-name="ce17" office:value-type="string" calcext:value-type="string">
            <text:p>Signal, Dir, PU, PD, HiZ, ST</text:p>
          </table:table-cell>
          <table:table-cell table:style-name="ce17" table:number-columns-repeated="2"/>
          <table:table-cell table:style-name="ce17" office:value-type="string" calcext:value-type="string">
            <text:p>CAN</text:p>
          </table:table-cell>
          <table:table-cell table:style-name="ce17" office:value-type="string" calcext:value-type="string">
            <text:p>RAM</text:p>
          </table:table-cell>
          <table:table-cell table:style-name="ce17" office:value-type="string" calcext:value-type="string">
            <text:p>SD Card</text:p>
          </table:table-cell>
          <table:table-cell table:style-name="ce17" office:value-type="string" calcext:value-type="string">
            <text:p>GPIO</text:p>
          </table:table-cell>
          <table:table-cell table:style-name="ce17" office:value-type="string" calcext:value-type="string">
            <text:p>SWD</text:p>
          </table:table-cell>
          <table:table-cell table:style-name="ce17" office:value-type="string" calcext:value-type="string">
            <text:p>I2C</text:p>
          </table:table-cell>
          <table:table-cell table:style-name="ce17" table:number-columns-repeated="99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0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7/B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BA1</text:p>
          </table:table-cell>
          <table:table-cell table:number-columns-repeated="100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0</text:p>
          </table:table-cell>
          <table:table-cell table:number-columns-repeated="100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2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1</text:p>
          </table:table-cell>
          <table:table-cell table:number-columns-repeated="1002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0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ONCOL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SDA0</text:p>
          </table:table-cell>
          <table:table-cell table:number-columns-repeated="99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3/P IODC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7"/>
          <table:table-cell office:value-type="string" calcext:value-type="string">
            <text:p>SCL0</text:p>
          </table:table-cell>
          <table:table-cell table:number-columns-repeated="99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4/P IODC2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32(4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32(4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FE0_ADT RG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6/P IODC3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4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7/P IODC5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6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table:style-name="Default" office:value-type="string" calcext:value-type="string">
            <text:p>DETECT_A</text:p>
          </table:table-cell>
          <table:table-cell table:number-columns-repeated="99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7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DETECT_B</text:p>
          </table:table-cell>
          <table:table-cell table:number-columns-repeated="99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8/P IODCEN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S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W 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4</text:p>
          </table:table-cell>
          <table:table-cell table:number-columns-repeated="100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5</text:p>
          </table:table-cell>
          <table:table-cell table:number-columns-repeated="100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8/WKUP9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9/ WKUP10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BA0</text:p>
          </table:table-cell>
          <table:table-cell table:number-columns-repeated="100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/ PIODCEN2(8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CL K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K</text:p>
          </table:table-cell>
          <table:table-cell table:number-columns-repeated="100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C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2</text:p>
          </table:table-cell>
          <table:table-cell table:number-columns-repeated="100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TR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3</text:p>
          </table:table-cell>
          <table:table-cell table:number-columns-repeated="100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SR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DA</text:p>
          </table:table-cell>
          <table:table-cell table:number-columns-repeated="1000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0_D 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0</text:p>
          </table:table-cell>
          <table:table-cell table:number-columns-repeated="100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1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0/ RTCOUT0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0 / RTCOUT1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0_NP CS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0</text:p>
          </table:table-cell>
          <table:table-cell table:number-columns-repeated="100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2/ WKUP12(6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0</text:p>
          </table:table-cell>
          <table:table-cell table:number-columns-repeated="100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I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CL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O/TRA CESWO/ WKUP13(9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DA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, PU</text:p>
          </table:table-cell>
          <table:table-cell table:number-columns-repeated="1005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DIO/T MS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DIO</text:p>
          </table:table-cell>
          <table:table-cell table:number-columns-repeated="998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CLK/TC K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CLK</text:p>
          </table:table-cell>
          <table:table-cell table:number-columns-repeated="998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(10)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(10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RASE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0(1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9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0</text:p>
          </table:table-cell>
          <table:table-cell table:number-columns-repeated="100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1</text:p>
          </table:table-cell>
          <table:table-cell table:number-columns-repeated="100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2</text:p>
          </table:table-cell>
          <table:table-cell table:number-columns-repeated="100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3</text:p>
          </table:table-cell>
          <table:table-cell table:number-columns-repeated="100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4</text:p>
          </table:table-cell>
          <table:table-cell table:number-columns-repeated="100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5</text:p>
          </table:table-cell>
          <table:table-cell table:number-columns-repeated="100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6</text:p>
          </table:table-cell>
          <table:table-cell table:number-columns-repeated="100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6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7</text:p>
          </table:table-cell>
          <table:table-cell table:number-columns-repeated="100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WR0/N 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7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8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3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NRX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1</text:p>
          </table:table-cell>
          <table:table-cell table:number-columns-repeated="1002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A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1</text:p>
          </table:table-cell>
          <table:table-cell table:number-columns-repeated="1002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2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SDCS</text:p>
          </table:table-cell>
          <table:table-cell table:number-columns-repeated="100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1/NAN DA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2/NAN DC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NBS0</text:p>
          </table:table-cell>
          <table:table-cell table:number-columns-repeated="100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2</text:p>
          </table:table-cell>
          <table:table-cell table:number-columns-repeated="100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3</text:p>
          </table:table-cell>
          <table:table-cell table:number-columns-repeated="100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4</text:p>
          </table:table-cell>
          <table:table-cell table:number-columns-repeated="100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3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5</text:p>
          </table:table-cell>
          <table:table-cell table:number-columns-repeated="1001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P 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6</text:p>
          </table:table-cell>
          <table:table-cell table:number-columns-repeated="100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7</text:p>
          </table:table-cell>
          <table:table-cell table:number-columns-repeated="100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 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8</text:p>
          </table:table-cell>
          <table:table-cell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8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 SI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9</text:p>
          </table:table-cell>
          <table:table-cell table:number-columns-repeated="100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0</text:p>
          </table:table-cell>
          <table:table-cell table:number-columns-repeated="100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1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2</text:p>
          </table:table-cell>
          <table:table-cell table:number-columns-repeated="100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5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3</text:p>
          </table:table-cell>
          <table:table-cell table:number-columns-repeated="100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1(1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TX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TR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SR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D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C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TR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R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FI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RACEC 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E1_AD 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SIG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OL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C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CKE</text:p>
          </table:table-cell>
          <table:table-cell table:number-columns-repeated="100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R1/N BS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NBS1</text:p>
          </table:table-cell>
          <table:table-cell table:number-columns-repeated="100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S</text:p>
          </table:table-cell>
          <table:table-cell table:number-columns-repeated="100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CAS</text:p>
          </table:table-cell>
          <table:table-cell table:number-columns-repeated="100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RXD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 office:value-type="string" calcext:value-type="string">
            <text:p>K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IS 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O 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SP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CK</text:p>
          </table:table-cell>
          <table:table-cell table:number-columns-repeated="100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H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V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9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SDW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WE</text:p>
          </table:table-cell>
          <table:table-cell table:number-columns-repeated="100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ISI_D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Q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1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W S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8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D 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9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SC1_D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number-columns-repeated="100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2</text:p>
          </table:table-cell>
          <table:table-cell table:number-columns-repeated="100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3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3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DD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OUT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N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U</text:p>
          </table:table-cell>
          <table:table-cell table:number-columns-repeated="1005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30,43,72,80,96</text:p>
          </table:table-cell>
          <table:table-cell office:value-type="string" calcext:value-type="string">
            <text:p>G8,H6,H7</text:p>
          </table:table-cell>
          <table:table-cell office:value-type="string" calcext:value-type="string">
            <text:p>D6,F10,K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O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TAGSE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29,33,50,81,107</text:p>
          </table:table-cell>
          <table:table-cell office:value-type="string" calcext:value-type="string">
            <text:p>E8,H5,H8</text:p>
          </table:table-cell>
          <table:table-cell office:value-type="string" calcext:value-type="string">
            <text:p>D5, G10, K5</text:p>
          </table:table-cell>
          <table:table-cell office:value-type="string" calcext:value-type="string">
            <text:p>VDDCOR 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COR E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VDDPL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M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P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44,61,95,115,135,138</text:p>
          </table:table-cell>
          <table:table-cell office:value-type="string" calcext:value-type="string">
            <text:p>F5, F6, G4, G5, G6, G7</text:p>
          </table:table-cell>
          <table:table-cell office:value-type="string" calcext:value-type="string">
            <text:p>C5, D3, D10, H10, K4, K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NDA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ANA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NDUTM 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UTM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NDPLL US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NDP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DDUTMI 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C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DDPLL USB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 table:number-rows-repeated="10484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S-001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row table:style-name="ro2">
          <table:table-cell table:number-columns-repeated="23"/>
        </table:table-row>
        <table:table-row table:style-name="ro2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7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0"/>
          <table:table-cell office:value-type="string" calcext:value-type="string">
            <text:p>+V_BAT_INT_VM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1"/>
          <table:table-cell office:value-type="string" calcext:value-type="string">
            <text:p>+5V_INT_VM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2"/>
          <table:table-cell office:value-type="string" calcext:value-type="string">
            <text:p>+12V_INT_VM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2"/>
          <table:table-cell office:value-type="string" calcext:value-type="string">
            <text:p>+12V_VMO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2"/>
          <table:table-cell office:value-type="string" calcext:value-type="string">
            <text:p>+5V_IMO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2"/>
          <table:table-cell office:value-type="string" calcext:value-type="string">
            <text:p>+12V_IMO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2"/>
          <table:table-cell office:value-type="string" calcext:value-type="string">
            <text:p>+V_BAT_IMON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2"/>
          <table:table-cell office:value-type="string" calcext:value-type="string">
            <text:p>+3.3V_INT_VMO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4"/>
          <table:table-cell office:value-type="string" calcext:value-type="string">
            <text:p>P_GOO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T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RX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_STBY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2"/>
          <table:table-cell office:value-type="string" calcext:value-type="string">
            <text:p>+V_BAT_VMO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2"/>
          <table:table-cell office:value-type="string" calcext:value-type="string">
            <text:p>+5V_VMON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3"/>
          <table:table-cell office:value-type="string" calcext:value-type="string">
            <text:p>PGOOD_+3.5V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3"/>
          <table:table-cell office:value-type="string" calcext:value-type="string">
            <text:p>PGOOD_+5V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DBG-001'.A4:'DBG-001'.W4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IO-001'.A4:'IO-001'.W42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PS-001'.A4:'PS-001'.W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0/00/0000</text:date>, <text:time style:data-style-name="N2" text:time-value="12:47:13.8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LibreOffice/5.3.3.2$Windows_X86_64 LibreOffice_project/3d9a8b4b4e538a85e0782bd6c2d430bafe583448</meta:generator>
    <dc:date>2020-05-01T17:08:26.351000000</dc:date>
    <meta:editing-duration>P15DT57M35S</meta:editing-duration>
    <meta:editing-cycles>32</meta:editing-cycles>
    <meta:document-statistic meta:table-count="4" meta:cell-count="3776" meta:object-count="0"/>
  </office:meta>
</office:document-meta>
</file>